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.3083in"/>
    </style:style>
    <style:style style:name="Table3.C" style:family="table-column">
      <style:table-column-properties style:column-width="2.3104in"/>
    </style:style>
    <style:style style:name="Table3.A1" style:family="table-cell">
      <style:table-cell-properties fo:background-color="transparent" fo:padding="0.0382in" fo:border-left="0.75pt solid #000000" fo:border-right="none" fo:border-top="0.75pt solid #000000" fo:border-bottom="none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-left="none" fo:border-right="0.75pt solid #000000" fo:border-top="0.75pt solid #000000" fo:border-bottom="none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75pt solid #000000" fo:border-right="none" fo:border-top="none" fo:border-bottom="0.7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none" fo:border-right="none" fo:border-top="none" fo:border-bottom="0.7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none" fo:border-right="0.75pt solid #000000" fo:border-top="none" fo:border-bottom="0.7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382in" fo:border-left="0.75pt solid #000000" fo:border-right="none" fo:border-top="none" fo:border-bottom="none" style:writing-mode="page">
        <style:background-image/>
      </style:table-cell-properties>
    </style:style>
    <style:style style:name="Table3.B3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3.C3" style:family="table-cell" style:data-style-name="N0">
      <style:table-cell-properties fo:background-color="transparent" fo:padding="0.0382in" fo:border-left="none" fo:border-right="0.75pt solid #000000" fo:border-top="none" fo:border-bottom="none" style:writing-mode="page">
        <style:background-image/>
      </style:table-cell-properties>
    </style:style>
    <style:style style:name="Table3.B6" style:family="table-cell" style:data-style-name="N0">
      <style:table-cell-properties fo:background-color="transparent" fo:padding="0.0382in" fo:border-left="none" fo:border-right="none" fo:border-top="none" fo:border-bottom="0.75pt solid #000000" style:writing-mode="page">
        <style:background-image/>
      </style:table-cell-properties>
    </style:style>
    <style:style style:name="Table3.C6" style:family="table-cell" style:data-style-name="N0">
      <style:table-cell-properties fo:background-color="transparent" fo:padding="0.0382in" fo:border-left="none" fo:border-right="0.75pt solid #000000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1.F1" style:family="table-cell">
      <style:table-cell-properties fo:background-color="transparent" fo:padding="0.0382in" fo:border-left="none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none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75pt solid #000000" fo:border-right="none" fo:border-top="none" fo:border-bottom="none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G3" style:family="table-cell" style:data-style-name="N0">
      <style:table-cell-properties fo:background-color="transparent" fo:padding="0.0382in" fo:border-left="none" fo:border-right="0.75pt solid #000000" fo:border-top="none" fo:border-bottom="none" style:writing-mode="page">
        <style:background-image/>
      </style:table-cell-properties>
    </style:style>
    <style:style style:name="Table1.A6" style:family="table-cell">
      <style:table-cell-properties fo:background-color="transparent" fo:padding="0.0382in" fo:border-left="0.75pt solid #000000" fo:border-right="none" fo:border-top="none" fo:border-bottom="0.75pt solid #000000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.0382in" fo:border-left="none" fo:border-right="none" fo:border-top="none" fo:border-bottom="0.75pt solid #000000" style:writing-mode="page">
        <style:background-image/>
      </style:table-cell-properties>
    </style:style>
    <style:style style:name="Table1.G6" style:family="table-cell" style:data-style-name="N0">
      <style:table-cell-properties fo:background-color="transparent" fo:padding="0.0382in" fo:border-left="none" fo:border-right="0.75pt solid #000000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paragraph-rsid="000e4b63"/>
    </style:style>
    <style:style style:name="P2" style:family="paragraph" style:parent-style-name="Text_20_body">
      <style:text-properties officeooo:rsid="000e6d46" officeooo:paragraph-rsid="000e6d46"/>
    </style:style>
    <style:style style:name="P3" style:family="paragraph" style:parent-style-name="Text_20_body">
      <style:text-properties officeooo:rsid="0011cc24" officeooo:paragraph-rsid="0011cc24"/>
    </style:style>
    <style:style style:name="P4" style:family="paragraph" style:parent-style-name="Heading_20_1">
      <style:text-properties officeooo:rsid="000e4b63" officeooo:paragraph-rsid="000e4b63"/>
    </style:style>
    <style:style style:name="P5" style:family="paragraph" style:parent-style-name="Heading_20_3">
      <style:text-properties officeooo:rsid="000e4b63" officeooo:paragraph-rsid="000e4b63"/>
    </style:style>
    <style:style style:name="P6" style:family="paragraph" style:parent-style-name="Preformatted_20_Text">
      <style:paragraph-properties fo:margin-top="0in" fo:margin-bottom="0.1965in" style:contextual-spacing="false"/>
    </style:style>
    <style:style style:name="P7" style:family="paragraph" style:parent-style-name="Preformatted_20_Text">
      <style:text-properties officeooo:rsid="000e6d46" officeooo:paragraph-rsid="00206179"/>
    </style:style>
    <style:style style:name="P8" style:family="paragraph" style:parent-style-name="Preformatted_20_Text">
      <style:text-properties officeooo:rsid="000e6d46" officeooo:paragraph-rsid="0020a447"/>
    </style:style>
    <style:style style:name="P9" style:family="paragraph" style:parent-style-name="Preformatted_20_Text">
      <style:text-properties officeooo:rsid="002973ac" officeooo:paragraph-rsid="002973ac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fa7" officeooo:paragraph-rsid="002061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3bae" officeooo:paragraph-rsid="00263b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afea" officeooo:paragraph-rsid="0026af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21718" officeooo:paragraph-rsid="002217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63bae" officeooo:paragraph-rsid="00263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21718" officeooo:paragraph-rsid="002217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ext_20_body">
      <style:text-properties officeooo:rsid="000e6d46" officeooo:paragraph-rsid="00206179"/>
    </style:style>
    <style:style style:name="P20" style:family="paragraph" style:parent-style-name="Text_20_body">
      <style:text-properties officeooo:rsid="000e6d46" officeooo:paragraph-rsid="0020a447"/>
    </style:style>
    <style:style style:name="P21" style:family="paragraph" style:parent-style-name="Text_20_body">
      <style:text-properties officeooo:rsid="0018489b" officeooo:paragraph-rsid="00206179"/>
    </style:style>
    <style:style style:name="P22" style:family="paragraph" style:parent-style-name="Text_20_body">
      <style:text-properties officeooo:paragraph-rsid="0020a447"/>
    </style:style>
    <style:style style:name="P23" style:family="paragraph" style:parent-style-name="Text_20_body">
      <style:text-properties officeooo:rsid="002973ac" officeooo:paragraph-rsid="0020a447"/>
    </style:style>
    <style:style style:name="P24" style:family="paragraph" style:parent-style-name="Text_20_body">
      <style:text-properties style:text-underline-style="solid" style:text-underline-width="auto" style:text-underline-color="font-color" officeooo:rsid="000e6d46" officeooo:paragraph-rsid="0020a447"/>
    </style:style>
    <style:style style:name="P25" style:family="paragraph" style:parent-style-name="Text_20_body">
      <style:text-properties style:text-underline-style="solid" style:text-underline-width="auto" style:text-underline-color="font-color" officeooo:rsid="000e6d46" officeooo:paragraph-rsid="00206179"/>
    </style:style>
    <style:style style:name="P26" style:family="paragraph" style:parent-style-name="Text_20_body">
      <style:text-properties style:text-underline-style="solid" style:text-underline-width="auto" style:text-underline-color="font-color" officeooo:rsid="002973ac" officeooo:paragraph-rsid="002973ac"/>
    </style:style>
    <style:style style:name="T1" style:family="text">
      <style:text-properties officeooo:rsid="00139166"/>
    </style:style>
    <style:style style:name="T2" style:family="text">
      <style:text-properties officeooo:rsid="0014b7a2"/>
    </style:style>
    <style:style style:name="T3" style:family="text">
      <style:text-properties officeooo:rsid="001563ac"/>
    </style:style>
    <style:style style:name="T4" style:family="text">
      <style:text-properties officeooo:rsid="00232a3e"/>
    </style:style>
    <style:style style:name="T5" style:family="text">
      <style:text-properties officeooo:rsid="00245e0d"/>
    </style:style>
    <style:style style:name="T6" style:family="text">
      <style:text-properties officeooo:rsid="00263bae"/>
    </style:style>
    <style:style style:name="T7" style:family="text">
      <style:text-properties officeooo:rsid="0026afea"/>
    </style:style>
    <style:style style:name="T8" style:family="text">
      <style:text-properties officeooo:rsid="002973a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Datasetler</text:h>
      <text:p text:style-name="P1"/>
      <text:h text:style-name="P5" text:outline-level="3">Türkçe Vikipedi</text:h>
      <text:p text:style-name="P2"/>
      <text:p text:style-name="P19">Sütunlar <text:span text:style-name="T1">= [id, title, content]</text:span></text:p>
      <text:p text:style-name="P19">Satır Sayısı <text:span text:style-name="T1">= </text:span><text:span text:style-name="T2">754</text:span><text:span text:style-name="T3">265</text:span></text:p>
      <text:p text:style-name="P19"/>
      <table:table table:name="Table3" table:style-name="Table3" table:template-name="Academic">
        <table:table-column table:style-name="Table3.A" table:number-columns-repeated="2"/>
        <table:table-column table:style-name="Table3.C"/>
        <table:table-header-rows>
          <table:table-row table:style-name="TableLine94622088888352">
            <table:table-cell table:style-name="Table3.A1" office:value-type="string">
              <text:p text:style-name="P18"/>
            </table:table-cell>
            <table:table-cell table:style-name="Table3.B1" table:number-columns-spanned="2" office:value-type="string">
              <text:p text:style-name="P17">Sayfa Uzunlukları</text:p>
            </table:table-cell>
            <table:covered-table-cell/>
          </table:table-row>
          <table:table-row table:style-name="TableLine94622088888352">
            <table:table-cell table:style-name="Table3.A2" office:value-type="string">
              <text:p text:style-name="P17"/>
            </table:table-cell>
            <table:table-cell table:style-name="Table3.B2" office:value-type="string">
              <text:p text:style-name="P17">Karakter Bazlı</text:p>
            </table:table-cell>
            <table:table-cell table:style-name="Table3.C2" office:value-type="string">
              <text:p text:style-name="P17">Kelime Bazlı</text:p>
            </table:table-cell>
          </table:table-row>
        </table:table-header-rows>
        <table:table-row table:style-name="TableLine94622088888352">
          <table:table-cell table:style-name="Table3.A3" office:value-type="string">
            <text:p text:style-name="P16">min</text:p>
          </table:table-cell>
          <table:table-cell table:style-name="Table3.B3" office:value-type="float" office:value="3">
            <text:p text:style-name="P10">3</text:p>
          </table:table-cell>
          <table:table-cell table:style-name="Table3.C3" office:value-type="float" office:value="1">
            <text:p text:style-name="P10">1</text:p>
          </table:table-cell>
        </table:table-row>
        <table:table-row table:style-name="TableLine94622088888352">
          <table:table-cell table:style-name="Table3.A3" office:value-type="string">
            <text:p text:style-name="P14">mean</text:p>
          </table:table-cell>
          <table:table-cell table:style-name="Table3.B3" office:value-type="float" office:value="956.528272">
            <text:p text:style-name="P10">956.53</text:p>
          </table:table-cell>
          <table:table-cell table:style-name="Table3.C3" office:value-type="float" office:value="125.040227">
            <text:p text:style-name="P10">125.04</text:p>
          </table:table-cell>
        </table:table-row>
        <table:table-row table:style-name="TableLine94622088888352">
          <table:table-cell table:style-name="Table3.A3" office:value-type="string">
            <text:p text:style-name="P14">median</text:p>
          </table:table-cell>
          <table:table-cell table:style-name="Table3.B3" office:value-type="float" office:value="170">
            <text:p text:style-name="P10">170</text:p>
          </table:table-cell>
          <table:table-cell table:style-name="Table3.C3" office:value-type="float" office:value="22">
            <text:p text:style-name="P10">22</text:p>
          </table:table-cell>
        </table:table-row>
        <table:table-row table:style-name="TableLine94622088888352">
          <table:table-cell table:style-name="Table3.A2" office:value-type="string">
            <text:p text:style-name="P14">max</text:p>
          </table:table-cell>
          <table:table-cell table:style-name="Table3.B6" office:value-type="float" office:value="416681">
            <text:p text:style-name="P10">416681</text:p>
          </table:table-cell>
          <table:table-cell table:style-name="Table3.C6" office:value-type="float" office:value="55339">
            <text:p text:style-name="P10">55339</text:p>
          </table:table-cell>
        </table:table-row>
      </table:table>
      <text:p text:style-name="P21"/>
      <text:p text:style-name="P25">En çok geçen 10 kelime <text:span text:style-name="T5">ve frekansları</text:span>:</text:p>
      <text:p text:style-name="P7">[('𡨸喃', 2270156),</text:p>
      <text:p text:style-name="Preformatted_20_Text"><text:s/>('İmparatorluğu', 2149962),</text:p>
      <text:p text:style-name="Preformatted_20_Text"><text:s/>('doğum', 1400506),</text:p>
      <text:p text:style-name="Preformatted_20_Text"><text:s/>('adıyla', 1216859),</text:p>
      <text:p text:style-name="Preformatted_20_Text"><text:s/>('Temuçin', 1062081),</text:p>
      <text:p text:style-name="Preformatted_20_Text"><text:s/>('Moğol', 741796),</text:p>
      <text:p text:style-name="Preformatted_20_Text"><text:s/>('Han', 465491),</text:p>
      <text:p text:style-name="Preformatted_20_Text"><text:s/>('Ağustos', 132650),</text:p>
      <text:p text:style-name="Preformatted_20_Text"><text:s/>('18', 11610),</text:p>
      <text:p text:style-name="P6"><text:s/>('1227', 7360)]</text:p>
      <text:p text:style-name="P19"/>
      <text:p text:style-name="P1"/>
      <text:h text:style-name="Heading_20_3" text:outline-level="3">Forum Donanım Haber</text:h>
      <text:p text:style-name="P3"/>
      <text:p text:style-name="P20">Sütunlar <text:span text:style-name="T1">= [</text:span><text:span text:style-name="T4">id, url, </text:span><text:span text:style-name="T6">post, response</text:span><text:span text:style-name="T1">]</text:span></text:p>
      <text:p text:style-name="P20">Satır Sayısı <text:span text:style-name="T1">= </text:span><text:span text:style-name="T6">1775</text:span></text:p>
      <text:p text:style-name="P20"/>
      <text:p text:style-name="P20"/>
      <text:p text:style-name="P20"/>
      <table:table table:name="Table1" table:style-name="Table1" table:template-name="Academic">
        <table:table-column table:style-name="Table1.A" table:number-columns-repeated="7"/>
        <text:soft-page-break/>
        <table:table-row table:style-name="TableLine94622136652944">
          <table:table-cell table:style-name="Table1.A1" office:value-type="string">
            <text:p text:style-name="P12"/>
          </table:table-cell>
          <table:table-cell table:style-name="Table1.B1" table:number-columns-spanned="2" office:value-type="string">
            <text:p text:style-name="P15">Post Uzunlukları</text:p>
          </table:table-cell>
          <table:covered-table-cell/>
          <table:table-cell table:style-name="Table1.B1" table:number-columns-spanned="2" office:value-type="string">
            <text:p text:style-name="P15">Response Uzunlukları</text:p>
          </table:table-cell>
          <table:covered-table-cell/>
          <table:table-cell table:style-name="Table1.F1" table:number-columns-spanned="2" office:value-type="string">
            <text:p text:style-name="P15">Post + Response Uzunlukları</text:p>
          </table:table-cell>
          <table:covered-table-cell/>
        </table:table-row>
        <table:table-row table:style-name="TableLine94622136652944"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6">Karakter Bazlı</text:p>
          </table:table-cell>
          <table:table-cell table:style-name="Table1.C2" office:value-type="string">
            <text:p text:style-name="P16">Kelime Bazlı</text:p>
          </table:table-cell>
          <table:table-cell table:style-name="Table1.D2" office:value-type="string">
            <text:p text:style-name="P16">Karakter Bazlı</text:p>
          </table:table-cell>
          <table:table-cell table:style-name="Table1.E2" office:value-type="string">
            <text:p text:style-name="P16">Kelime Bazlı</text:p>
          </table:table-cell>
          <table:table-cell table:style-name="Table1.F2" office:value-type="string">
            <text:p text:style-name="P16">Karakter Bazlı</text:p>
          </table:table-cell>
          <table:table-cell table:style-name="Table1.G2" office:value-type="string">
            <text:p text:style-name="P16">Kelime Bazlı</text:p>
          </table:table-cell>
        </table:table-row>
        <table:table-row table:style-name="TableLine94622136652944">
          <table:table-cell table:style-name="Table1.A3" office:value-type="string">
            <text:p text:style-name="P16">min</text:p>
          </table:table-cell>
          <table:table-cell table:style-name="Table1.B3" office:value-type="float" office:value="15">
            <text:p text:style-name="P13">15</text:p>
          </table:table-cell>
          <table:table-cell table:style-name="Table1.B3" office:value-type="float" office:value="1">
            <text:p text:style-name="P11">1</text:p>
          </table:table-cell>
          <table:table-cell table:style-name="Table1.B3" office:value-type="float" office:value="15">
            <text:p text:style-name="P13">15</text:p>
          </table:table-cell>
          <table:table-cell table:style-name="Table1.B3" office:value-type="float" office:value="1">
            <text:p text:style-name="P11">1</text:p>
          </table:table-cell>
          <table:table-cell table:style-name="Table1.B3" office:value-type="float" office:value="31">
            <text:p text:style-name="P13">31</text:p>
          </table:table-cell>
          <table:table-cell table:style-name="Table1.G3" office:value-type="float" office:value="4">
            <text:p text:style-name="P11">4</text:p>
          </table:table-cell>
        </table:table-row>
        <table:table-row table:style-name="TableLine94622136652944">
          <table:table-cell table:style-name="Table1.A3" office:value-type="string">
            <text:p text:style-name="P14">mean</text:p>
          </table:table-cell>
          <table:table-cell table:style-name="Table1.B3" office:value-type="float" office:value="2022.501972">
            <text:p text:style-name="P13">2022.5</text:p>
          </table:table-cell>
          <table:table-cell table:style-name="Table1.B3" office:value-type="float" office:value="250.144789">
            <text:p text:style-name="P11">250.14</text:p>
          </table:table-cell>
          <table:table-cell table:style-name="Table1.B3" office:value-type="float" office:value="424.173521">
            <text:p text:style-name="P13">424.17</text:p>
          </table:table-cell>
          <table:table-cell table:style-name="Table1.B3" office:value-type="float" office:value="58.036056">
            <text:p text:style-name="P11">58.04</text:p>
          </table:table-cell>
          <table:table-cell table:style-name="Table1.B3" office:value-type="float" office:value="2447.675493">
            <text:p text:style-name="P13">2447.68</text:p>
          </table:table-cell>
          <table:table-cell table:style-name="Table1.G3" office:value-type="float" office:value="308.180845">
            <text:p text:style-name="P11">308.18</text:p>
          </table:table-cell>
        </table:table-row>
        <table:table-row table:style-name="TableLine94622136652944">
          <table:table-cell table:style-name="Table1.A3" office:value-type="string">
            <text:p text:style-name="P14">median</text:p>
          </table:table-cell>
          <table:table-cell table:style-name="Table1.B3" office:value-type="float" office:value="1029">
            <text:p text:style-name="P13">1029</text:p>
          </table:table-cell>
          <table:table-cell table:style-name="Table1.B3" office:value-type="float" office:value="127">
            <text:p text:style-name="P11">127</text:p>
          </table:table-cell>
          <table:table-cell table:style-name="Table1.B3" office:value-type="float" office:value="139">
            <text:p text:style-name="P13">139</text:p>
          </table:table-cell>
          <table:table-cell table:style-name="Table1.B3" office:value-type="float" office:value="20">
            <text:p text:style-name="P11">20</text:p>
          </table:table-cell>
          <table:table-cell table:style-name="Table1.B3" office:value-type="float" office:value="1293">
            <text:p text:style-name="P13">1293</text:p>
          </table:table-cell>
          <table:table-cell table:style-name="Table1.G3" office:value-type="float" office:value="164">
            <text:p text:style-name="P11">164</text:p>
          </table:table-cell>
        </table:table-row>
        <table:table-row table:style-name="TableLine94622136652944">
          <table:table-cell table:style-name="Table1.A6" office:value-type="string">
            <text:p text:style-name="P14">max</text:p>
          </table:table-cell>
          <table:table-cell table:style-name="Table1.B6" office:value-type="float" office:value="181698">
            <text:p text:style-name="P13">181698</text:p>
          </table:table-cell>
          <table:table-cell table:style-name="Table1.B6" office:value-type="float" office:value="23935">
            <text:p text:style-name="P11">23935</text:p>
          </table:table-cell>
          <table:table-cell table:style-name="Table1.B6" office:value-type="float" office:value="13047">
            <text:p text:style-name="P13">13047</text:p>
          </table:table-cell>
          <table:table-cell table:style-name="Table1.B6" office:value-type="float" office:value="1709">
            <text:p text:style-name="P11">1709</text:p>
          </table:table-cell>
          <table:table-cell table:style-name="Table1.B6" office:value-type="float" office:value="185558">
            <text:p text:style-name="P13">185558</text:p>
          </table:table-cell>
          <table:table-cell table:style-name="Table1.G6" office:value-type="float" office:value="24458">
            <text:p text:style-name="P11">24458</text:p>
          </table:table-cell>
        </table:table-row>
      </table:table>
      <text:p text:style-name="P23"/>
      <text:p text:style-name="P24"><text:span text:style-name="T8">Postlarda e</text:span>n çok geçen 10 kelime</text:p>
      <text:p text:style-name="P8">[('한국정보디스플레이학회youtubeIMID', 88092),</text:p>
      <text:p text:style-name="Preformatted_20_Text"><text:s/>('çizim', 84573),</text:p>
      <text:p text:style-name="Preformatted_20_Text"><text:s/>('Çok', 83042),</text:p>
      <text:p text:style-name="Preformatted_20_Text"><text:s/>('yapıyorum', 79641),</text:p>
      <text:p text:style-name="Preformatted_20_Text"><text:s/>('ve', 77735),</text:p>
      <text:p text:style-name="Preformatted_20_Text"><text:s/>('tarzı', 74187),</text:p>
      <text:p text:style-name="Preformatted_20_Text"><text:s/>('kullanacağım', 59014),</text:p>
      <text:p text:style-name="Preformatted_20_Text"><text:s/>('SAI', 23024),</text:p>
      <text:p text:style-name="Preformatted_20_Text"><text:s/>('Photoshop', 21762),</text:p>
      <text:p text:style-name="P6"><text:s/>('PaintTool', 21440)]</text:p>
      <text:p text:style-name="P26">Response’larda en çok geçen 10 kelime:</text:p>
      <text:p text:style-name="P9">[('ターゲットに衝突すると小さな爆発を起こす火の玉を発射する', 31929),</text:p>
      <text:p text:style-name="Preformatted_20_Text"><text:s/>('Öncelikle', 29896),</text:p>
      <text:p text:style-name="Preformatted_20_Text"><text:s/>('yapalım', 28178),</text:p>
      <text:p text:style-name="Preformatted_20_Text"><text:s/>('waltop', 27813),</text:p>
      <text:p text:style-name="Preformatted_20_Text"><text:s/>('uc', 26927),</text:p>
      <text:p text:style-name="Preformatted_20_Text"><text:s/>('marka', 20688),</text:p>
      <text:p text:style-name="Preformatted_20_Text"><text:s/>('logic', 20436),</text:p>
      <text:p text:style-name="Preformatted_20_Text"><text:s/>('gibi', 14767),</text:p>
      <text:p text:style-name="Preformatted_20_Text"><text:s/>('ayrımını', 8058),</text:p>
      <text:p text:style-name="P6"><text:s/>('Wacom', 5842)]</text:p>
      <text:p text:style-name="P26">Post + Response’larda en çok geçen 10 kelime:</text:p>
      <text:p text:style-name="P9">[('한국정보디스플레이학회youtubeIMID', 102630),</text:p>
      <text:p text:style-name="Preformatted_20_Text"><text:s/>('çizim', 98464),</text:p>
      <text:p text:style-name="Preformatted_20_Text"><text:s/>('Çok', 96668),</text:p>
      <text:p text:style-name="Preformatted_20_Text"><text:s/>('yapıyorum', 92612),</text:p>
      <text:p text:style-name="Preformatted_20_Text"><text:s/>('ve', 90264),</text:p>
      <text:p text:style-name="Preformatted_20_Text"><text:s/>('tarzı', 86045),</text:p>
      <text:p text:style-name="Preformatted_20_Text"><text:s/>('kullanacağım', 68017),</text:p>
      <text:p text:style-name="Preformatted_20_Text"><text:s/>('SAI', 25269),</text:p>
      <text:p text:style-name="Preformatted_20_Text"><text:s/>('Photoshop', 23884),</text:p>
      <text:p text:style-name="P6"><text:s/>('PaintTool', 23516)]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4:23:43.004965015</meta:creation-date>
    <dc:date>2022-02-19T22:33:06.447589908</dc:date>
    <meta:editing-duration>PT2H3M9S</meta:editing-duration>
    <meta:editing-cycles>23</meta:editing-cycles>
    <meta:generator>LibreOffice/7.3.0.3$Linux_X86_64 LibreOffice_project/30$Build-3</meta:generator>
    <meta:document-statistic meta:table-count="2" meta:image-count="0" meta:object-count="0" meta:page-count="2" meta:paragraph-count="103" meta:word-count="254" meta:character-count="1467" meta:non-whitespace-character-count="1336"/>
  </office:meta>
</office:document-meta>
</file>